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Arial" fo:font-size="12pt" style:font-size-asian="12pt" style:font-size-complex="12pt"/>
    </style:style>
    <style:style style:name="P2" style:parent-style-name="Standaard" style:family="paragraph">
      <style:text-properties style:font-name="Arial" fo:font-size="12pt" style:font-size-asian="12pt" style:font-size-complex="12pt"/>
    </style:style>
    <style:style style:name="T3" style:parent-style-name="Standaardalinea-lettertype" style:family="text">
      <style:text-properties style:font-name="Arial" fo:font-size="12pt" style:font-size-asian="12pt" style:font-size-complex="12pt"/>
    </style:style>
    <style:style style:name="P4" style:parent-style-name="Standaard" style:family="paragraph">
      <style:text-properties style:font-name="Arial" fo:font-size="12pt" style:font-size-asian="12pt" style:font-size-complex="12pt"/>
    </style:style>
    <style:style style:name="P5" style:parent-style-name="Standaard" style:family="paragraph">
      <style:text-properties style:font-name="Arial" fo:font-size="12pt" style:font-size-asian="12pt" style:font-size-complex="12pt"/>
    </style:style>
    <style:style style:name="T6" style:parent-style-name="Standaardalinea-lettertype" style:family="text">
      <style:text-properties style:font-name="Arial" fo:font-size="12pt" style:font-size-asian="12pt" style:font-size-complex="12pt"/>
    </style:style>
    <style:style style:name="T7" style:parent-style-name="Standaardalinea-lettertype" style:family="text">
      <style:text-properties style:font-name="Arial" fo:font-size="12pt" style:font-size-asian="12pt" style:font-size-complex="12pt"/>
    </style:style>
    <style:style style:name="T8" style:parent-style-name="Standaardalinea-lettertype" style:family="text">
      <style:text-properties style:font-name="Arial" fo:font-size="12pt" style:font-size-asian="12pt" style:font-size-complex="12pt"/>
    </style:style>
    <style:style style:name="T9" style:parent-style-name="Standaardalinea-lettertype" style:family="text">
      <style:text-properties style:font-name="Arial" fo:color="#222222" fo:font-size="12pt" style:font-size-asian="12pt" style:font-size-complex="12pt" fo:background-color="#FFFFFF"/>
    </style:style>
    <style:style style:name="T10" style:parent-style-name="Standaardalinea-lettertype" style:family="text">
      <style:text-properties style:font-name="Arial" fo:font-size="12pt" style:font-size-asian="12pt" style:font-size-complex="12pt"/>
    </style:style>
    <style:style style:name="T11" style:parent-style-name="Standaardalinea-lettertype" style:family="text">
      <style:text-properties style:font-name="Arial" fo:font-size="12pt" style:font-size-asian="12pt" style:font-size-complex="12pt"/>
    </style:style>
    <style:style style:name="T12" style:parent-style-name="Standaardalinea-lettertype" style:family="text">
      <style:text-properties style:font-name="Arial" fo:color="#222222" fo:font-size="12pt" style:font-size-asian="12pt" style:font-size-complex="12pt" fo:background-color="#FFFFFF"/>
    </style:style>
    <style:style style:name="T13" style:parent-style-name="Standaardalinea-lettertype" style:family="text">
      <style:text-properties style:font-name="Arial" fo:font-size="12pt" style:font-size-asian="12pt" style:font-size-complex="12pt"/>
    </style:style>
    <style:style style:name="T14" style:parent-style-name="Standaardalinea-lettertype" style:family="text">
      <style:text-properties style:font-name="Arial" fo:font-size="12pt" style:font-size-asian="12pt" style:font-size-complex="12pt"/>
    </style:style>
    <style:style style:name="T15" style:parent-style-name="Standaardalinea-lettertype" style:family="text">
      <style:text-properties style:font-name="Arial" fo:font-size="12pt" style:font-size-asian="12pt" style:font-size-complex="12pt"/>
    </style:style>
    <style:style style:name="T16" style:parent-style-name="Standaardalinea-lettertype" style:family="text">
      <style:text-properties style:font-name="Arial" fo:font-size="12pt" style:font-size-asian="12pt" style:font-size-complex="12pt"/>
    </style:style>
    <style:style style:name="T17" style:parent-style-name="Standaardalinea-lettertype" style:family="text">
      <style:text-properties style:font-name="Arial" fo:font-size="12pt" style:font-size-asian="12pt" style:font-size-complex="12pt"/>
    </style:style>
    <style:style style:name="T18" style:parent-style-name="Standaardalinea-lettertype" style:family="text">
      <style:text-properties style:font-name="Arial" fo:font-size="12pt" style:font-size-asian="12pt" style:font-size-complex="12pt"/>
    </style:style>
    <style:style style:name="T19" style:parent-style-name="Standaardalinea-lettertype" style:family="text">
      <style:text-properties style:font-name="Arial" fo:font-size="12pt" style:font-size-asian="12pt" style:font-size-complex="12pt"/>
    </style:style>
    <style:style style:name="P20" style:parent-style-name="Standaard" style:family="paragraph">
      <style:text-properties style:font-name="Arial" fo:font-size="12pt" style:font-size-asian="12pt" style:font-size-complex="12pt"/>
    </style:style>
    <style:style style:name="P21" style:parent-style-name="Standaard" style:family="paragraph">
      <style:text-properties style:font-name="Arial" fo:font-size="12pt" style:font-size-asian="12pt" style:font-size-complex="12pt"/>
    </style:style>
    <style:style style:name="T22" style:parent-style-name="Standaardalinea-lettertype" style:family="text">
      <style:text-properties style:font-name="Arial" fo:font-size="12pt" style:font-size-asian="12pt" style:font-size-complex="12pt"/>
    </style:style>
    <style:style style:name="T23" style:parent-style-name="Standaardalinea-lettertype" style:family="text">
      <style:text-properties style:font-name="Arial" fo:font-size="12pt" style:font-size-asian="12pt" style:font-size-complex="12pt"/>
    </style:style>
    <style:style style:name="T24" style:parent-style-name="Standaardalinea-lettertype" style:family="text">
      <style:text-properties style:font-name="Arial" fo:font-size="12pt" style:font-size-asian="12pt" style:font-size-complex="12pt"/>
    </style:style>
    <style:style style:name="T25" style:parent-style-name="Standaardalinea-lettertype" style:family="text">
      <style:text-properties style:font-name="Arial" fo:font-size="12pt" style:font-size-asian="12pt" style:font-size-complex="12pt"/>
    </style:style>
    <style:style style:name="T26" style:parent-style-name="Standaardalinea-lettertype" style:family="text">
      <style:text-properties style:font-name="Arial" fo:font-size="12pt" style:font-size-asian="12pt" style:font-size-complex="12pt"/>
    </style:style>
    <style:style style:name="T27" style:parent-style-name="Standaardalinea-lettertype" style:family="text">
      <style:text-properties style:font-name="Arial" fo:font-size="12pt" style:font-size-asian="12pt" style:font-size-complex="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Bij het maken van het de applicatie zullen we ook gebruik moeten maken van een database om alle opties te kunnen implementeren die we van plan waren te maken.<text:s/>Zo zijn er een aantal opties in onze applicatie die absoluut een database nodig hebben om fatsoenlijk te functioneren.</text:p>
      <text:p text:style-name="P2"/>
      <text:p text:style-name="Standaard"><text:span text:style-name="T3"><draw:frame draw:z-index="251658240" draw:id="id0" draw:style-name="a0" draw:name="Object 9" text:anchor-type="as-char" svg:x="0in" svg:y="0in" svg:width="6.25in" svg:height="1.8416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P4"/>
      <text:p text:style-name="P5">Dit is de minimum viable<text:s/>van de database<text:s/>die we willen gaan halen voor<text:s/>ons project. Het idee is dat we<text:s/>schaken kunnen<text:s/>gaan namaken en dat je dan met verschillende<text:s/>gebruikers of accounts dat kan spelen. Voor de entiteit gebruiker<text:s/>heb je de<text:s/>attributen nieuwe Gebruiker ID en de Naam<text:s/>nodig<text:s/>met Gebruiker ID als primary key. Voor ons voorbeeld schaken moet je altijd met 2 spelers zijn omdat het voor ons onmogelijk is om een AI te<text:s/>voor onze schaakapplicatie. Omdat je altijd met 2 spelers moet zijn hebben we bedacht dat je<text:s/>groepen kan maken<text:s/>met verschillende accounts. Omdat je dan gebruikers hebt die in meerdere groepen kunnen zitten en<text:s/>omdat een groep meerdere gebruikers kan hebben gebruiken we een veel-op-veel relatie. De groep entiteit werkt voor een groot deel hetzelfde als de gebruiker entiteit. Opnieuw heb je een Groeps ID als de primary key en je heb ook de Groepsnaam als de attributen. Voor het Schaak Partijen is de bedoeling dat je een oude partij kan terugkijken. Een groep kan meerdere partijen hebben en alle Partijen kunnen gespeeld zijn door verschillende groepen. Als attributen heb je de Naam, Instalation Directery en Partij<text:s/>ID. De Naam en ID attributen zijn weer voor dezelfde redenen als bij Groep en Gebruiker. De Instalation Directery is bedoeld als de locatie waar de partij is opgeslagen.</text:p>
      <text:p text:style-name="Standaard"><draw:frame draw:z-index="251658240" draw:id="id1" draw:style-name="a1" draw:name="Object 16" text:anchor-type="as-char" svg:x="0in" svg:y="0in" svg:width="6.29167in" svg:height="3.225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Standaard"><text:span text:style-name="T6">Dit is onze uitgebreide versie. Dit is meer het product</text:span><text:span text:style-name="T7"><text:s/>waar we naar streven aangezien de bovenste diagram echt de minimum viable is. Hier hebben we het diagram uitgebreid met veel meer attributen voor als de minimum viable klaar is. De gebruiker entiteit heeft nu ook een Profiel Foto, Kleur en een optie Tijde</text:span><text:span text:style-name="T8">lijk gekregen. De Foto en de Kleur is puur wat<text:s/></text:span><text:span text:style-name="T9">customization<text:s/></text:span><text:span text:style-name="T10">voor de gebruiker. Dit voegt niet veel functionaliteit toe. De Tijdelijk attribuut heeft dat wel. Deze attribuut is bedoelt om een gast speler aan te maken voor als je een gast hebt. Zo hoef je g</text:span><text:span text:style-name="T11">een apart profiel aan te maken voor deze gast. De Groep entiteit heeft zelf ook een Tijdelijk attribuut voor dezelfde reden. De Groep entiteit heeft ook de nieuwe attributen Groepsnaam en kleur opnieuw voor de extra<text:s/></text:span><text:span text:style-name="T12">customization</text:span><text:span text:style-name="T13">. De Partijen entiteit heef</text:span><text:span text:style-name="T14">t nu meer informatie gekregen zoals Geschatte Partijduur, Samenvatting, Spelers en Genre. Dit is de informatie die de speler kan zien voor het kiezen van een spel in het keuze menu. Zo willen we regelen dat de speler kan aangeven hoe lang hij wil spelen en</text:span><text:span text:style-name="T15"><text:s/>de applicatie aangeeft welke spellen binnen die speeltijd vallen. Spelers en Genre zijn ook filter opties voor de speler. Samenvatting is natuurlijk een korte beschrijving om de speler te vertellen wat je ongeveer kan verwachten van het spel. Verder heb j</text:span><text:span text:style-name="T16">e nog attribuut icoon om opgeslagen schaakspellen te differentiëren van bijvoorbeeld Stratego of Risk partijen. We hebben ook een nieuwe entiteit toegevoegd genaamd Spel Geschiedenis. Dit is een entiteit bedoeld voor de opgeslagen partijen. Deze entiteit h</text:span><text:span text:style-name="T17">eeft een een-op-veel relatie met Gebruiker, Groep en Partijen. Dit komt omdat elke Gebruiker en Groep meerdere schaakpartijen kan hebben gespeeld en de opgeslagen partij maar een gebruiker of groep kan hebben. Ook heeft de entiteit partijen meerdere opgesl</text:span><text:span text:style-name="T18">agen partijen en een opgeslagen partij maar een soort partij kan zijn. De attributen die we nog bij Geschiedenis hebben gekoppeld zijn ID, Groep en Winnaar. De ID is de primary key en de Groep geeft aan welke groep hieraan deelnam. De winnaar is de Gebruik</text:span><text:span text:style-name="T19">er die gewonnen had. Daarnaast heb je nog een zettengeschiedenis die alle zetten van de partij bij hield.</text:span></text:p>
      <text:p text:style-name="P20"/>
      <text:p text:style-name="Standaard"/>
      <text:p text:style-name="Standaard"><draw:frame draw:z-index="0" draw:id="id2" draw:style-name="a2" draw:name="Object 38" text:anchor-type="as-char" svg:x="0in" svg:y="0in" svg:width="5.4in" svg:height="7.74167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21"/>
      <text:p text:style-name="Standaard"><text:span text:style-name="T22">Dit is het uiteindelijke database ontwerp. Alle entiteiten en attributen zijn hierin verwerkt samen met wat koppel tabel</text:span><text:span text:style-name="T23">len die we hebben gemaakt voor de veel-op-veel relaties.<text:s/></text:span><text:span text:style-name="T24">Eigenlijk komt het allemaal op hetzelfde neer als we lieten zien met het ER-model</text:span><text:span text:style-name="T25">. Door deze database te maken kunnen we eigenlijk alles doen wat we van plan waren te maken.<text:s/></text:span><text:span text:style-name="T26">De roze tables zijn echt voor de schaakapplicatie of voor andere applicaties die later gemaakt kunnen worden zoals dammen t</text:span><text:span text:style-name="T27">erwijl de blauwe tables echt voor het bord zelf zij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inz Spapens</meta:initial-creator>
    <dc:creator>Heinz Spapens</dc:creator>
    <meta:creation-date>2018-05-28T07:53:00Z</meta:creation-date>
    <dc:date>2018-06-18T11:39:00Z</dc:date>
    <meta:template xlink:href="Normal" xlink:type="simple"/>
    <meta:editing-cycles>3</meta:editing-cycles>
    <meta:editing-duration>PT15360S</meta:editing-duration>
    <meta:document-statistic meta:page-count="3" meta:paragraph-count="8" meta:word-count="660" meta:character-count="4419" meta:row-count="31" meta:non-whitespace-character-count="3767"/>
  </office:meta>
</office:document-meta>
</file>